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o stretchy="false">σ</mo>
              <mn>0</mn>
            </msub>
            <mrow>
              <mi/>
              <mo stretchy="false">≈</mo>
              <mi/>
            </mrow>
            <mfrac>
              <mrow>
                <mn>4</mn>
                <mo stretchy="false">π</mo>
              </mrow>
              <mrow>
                <msup>
                  <mi>k</mi>
                  <mn>2</mn>
                </msup>
              </mrow>
            </mfrac>
            <mi/>
            <msup>
              <mi>sin</mi>
              <mn>2</mn>
            </msup>
            <mi>k</mi>
            <msub>
              <mi>a</mi>
              <mtext>s</mtext>
            </msub>
            <mrow>
              <mi/>
              <mo stretchy="false">≈</mo>
              <mi/>
            </mrow>
            <mn>4</mn>
            <mo stretchy="false">π</mo>
            <msub>
              <mi>a</mi>
              <mtext>s</mtext>
            </msub>
          </mrow>
        </mtd>
      </mtr>
      <mtr>
        <mtd>
          <mrow>
            <msub>
              <mo stretchy="false">δ</mo>
              <mn>0</mn>
            </msub>
            <mrow>
              <mi/>
              <mo stretchy="false">≈</mo>
              <mi/>
            </mrow>
            <mi>n</mi>
            <mo stretchy="false">π</mo>
            <mrow>
              <mi/>
              <mo stretchy="false">−</mo>
              <mi/>
            </mrow>
            <mi>k</mi>
            <msub>
              <mi>a</mi>
              <mtext>s</mtext>
            </msub>
          </mrow>
        </mtd>
      </mtr>
      <mtr>
        <mtd>
          <mrow>
            <msub>
              <mo stretchy="false">σ</mo>
              <mn>0</mn>
            </msub>
            <mrow>
              <mi/>
              <mo stretchy="false">=</mo>
              <mi/>
            </mrow>
            <mfrac>
              <mrow>
                <mn>4</mn>
                <mo stretchy="false">π</mo>
              </mrow>
              <mrow>
                <msup>
                  <mi>k</mi>
                  <mn>2</mn>
                </msup>
              </mrow>
            </mfrac>
            <mi/>
            <msup>
              <mi>sin</mi>
              <mn>2</mn>
            </msup>
            <msub>
              <mo stretchy="false">δ</mo>
              <mn>0</mn>
            </msub>
          </mrow>
        </mtd>
      </mtr>
    </mtable>
    <annotation encoding="StarMath 5.0">%isigma _0 ~approx~ {4 %pi} over {k ^2} ` sin ^2 k a _"s" ~approx~ 4 %pi a _"s" newline 
%idelta _0 ~approx~ n %pi ~-~ k a _"s" newline
%isigma _0 ~=~ {4 %pi} over {k ^2} ` sin ^2 %idelta 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2:50:55.291000000</meta:creation-date>
    <meta:generator>LibreOffice/4.1.4.2$Windows_x86 LibreOffice_project/0a0440ccc0227ad9829de5f46be37cfb6edcf72</meta:generator>
  </office:meta>
</office:document-meta>
</file>